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6" style:family="paragraph" style:parent-style-name="Position">
      <style:text-properties officeooo:paragraph-rsid="00b98d8c"/>
    </style:style>
    <style:style style:name="P17" style:family="paragraph" style:parent-style-name="List_20_Paragraph" style:list-style-name="WWNum1">
      <style:paragraph-properties fo:margin-left="1.8752in" fo:margin-right="0in" fo:text-indent="-0.1835in" style:auto-text-indent="false"/>
      <style:text-properties officeooo:paragraph-rsid="00b98d8c"/>
    </style:style>
    <style:style style:name="P18" style:family="paragraph" style:parent-style-name="Position">
      <style:text-properties officeooo:paragraph-rsid="009be146"/>
    </style:style>
    <style:style style:name="P19" style:family="paragraph" style:parent-style-name="List_20_Paragraph" style:list-style-name="WWNum1">
      <style:paragraph-properties fo:margin-left="1.8752in" fo:margin-right="0in" fo:text-indent="-0.1835in" style:auto-text-indent="false"/>
      <style:text-properties officeooo:paragraph-rsid="009be146"/>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Position">
      <style:text-properties officeooo:paragraph-rsid="00804dd1"/>
    </style:style>
    <style:style style:name="P22" style:family="paragraph" style:parent-style-name="List_20_Paragraph" style:list-style-name="WWNum1">
      <style:paragraph-properties fo:margin-left="1.8752in" fo:margin-right="0in" fo:text-indent="-0.1835in" style:auto-text-indent="false"/>
      <style:text-properties officeooo:paragraph-rsid="008d866f"/>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4" style:family="paragraph" style:parent-style-name="Position">
      <style:text-properties officeooo:paragraph-rsid="0064c244"/>
    </style:style>
    <style:style style:name="P25" style:family="paragraph" style:parent-style-name="List_20_Paragraph" style:list-style-name="WWNum1">
      <style:paragraph-properties fo:margin-left="1.8752in" fo:margin-right="0in" fo:text-indent="-0.1835in" style:auto-text-indent="false"/>
      <style:text-properties officeooo:paragraph-rsid="008ea0e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dc696"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b98d8c" style:font-name-asian="Calibri2" style:font-size-asian="9pt" style:font-name-complex="Calibri2" style:font-size-complex="9pt"/>
    </style:style>
    <style:style style:name="T72" style:family="text">
      <style:text-properties style:font-name="Calibri1" fo:font-size="9pt" fo:language="en" fo:country="US" officeooo:rsid="00873fa0"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9"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0"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2"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9be146"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5"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8" style:family="text">
      <style:text-properties style:font-name="Calibri1" fo:font-size="9pt" fo:language="en" fo:country="US" officeooo:rsid="00804dd1" style:font-name-asian="Calibri2" style:font-size-asian="9pt" style:font-name-complex="Calibri2" style:font-size-complex="9pt"/>
    </style:style>
    <style:style style:name="T99" style:family="text">
      <style:text-properties style:font-name="Calibri1" fo:font-size="9pt" fo:language="en" fo:country="US" officeooo:rsid="00860878" style:font-name-asian="Calibri2" style:font-size-asian="9pt" style:font-name-complex="Calibri2" style:font-size-complex="9pt"/>
    </style:style>
    <style:style style:name="T10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2" style:family="text">
      <style:text-properties style:font-name="Calibri1" fo:font-size="9pt" fo:language="en" fo:country="US" officeooo:rsid="006a5e40" style:font-name-asian="Calibri2" style:font-size-asian="9pt" style:font-name-complex="Calibri2" style:font-size-complex="9pt"/>
    </style:style>
    <style:style style:name="T103" style:family="text">
      <style:text-properties style:font-name="Calibri1" fo:font-size="9pt" fo:language="en" fo:country="US" officeooo:rsid="006c0f96"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6"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0e412"/>
    </style:style>
    <style:style style:name="T120" style:family="text">
      <style:text-properties officeooo:rsid="00467550"/>
    </style:style>
    <style:style style:name="T121" style:family="text">
      <style:text-properties officeooo:rsid="00364644"/>
    </style:style>
    <style:style style:name="T122" style:family="text">
      <style:text-properties style:font-name="Calibri1" fo:font-size="9pt" fo:language="en" fo:country="US" officeooo:rsid="00874fa5" style:font-name-asian="Calibri2" style:font-size-asian="9pt" style:font-name-complex="Calibri2" style:font-size-complex="9pt"/>
    </style:style>
    <style:style style:name="T12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5" style:family="text">
      <style:text-properties style:font-name="Calibri"/>
    </style:style>
    <style:style style:name="T126" style:family="text">
      <style:text-properties style:font-name="Calibri" officeooo:rsid="003bd67d"/>
    </style:style>
    <style:style style:name="T127" style:family="text">
      <style:text-properties style:font-name="Calibri" officeooo:rsid="0040e412"/>
    </style:style>
    <style:style style:name="T12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29" style:family="text">
      <style:text-properties style:font-name="Calibri" officeooo:rsid="003c95bc"/>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1" style:family="text">
      <style:text-properties style:font-name="Calibri" fo:language="en" fo:country="US" style:font-name-complex="Calibri2" style:font-size-complex="9pt"/>
    </style:style>
    <style:style style:name="T132" style:family="text">
      <style:text-properties style:font-name="Calibri" fo:language="en" fo:country="US" officeooo:rsid="003bd67d" style:font-name-complex="Calibri2" style:font-size-complex="9pt"/>
    </style:style>
    <style:style style:name="T133" style:family="text">
      <style:text-properties style:font-name="Calibri" fo:language="en" fo:country="US" officeooo:rsid="003c95bc" style:font-name-complex="Calibri2" style:font-size-complex="9pt"/>
    </style:style>
    <style:style style:name="T134" style:family="text">
      <style:text-properties style:font-name="Calibri" fo:font-size="9pt" style:font-size-asian="9pt"/>
    </style:style>
    <style:style style:name="T13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6" style:family="text">
      <style:text-properties style:font-name="Calibri" fo:font-size="9pt" officeooo:rsid="003c95bc" style:font-size-asian="9pt"/>
    </style:style>
    <style:style style:name="T137" style:family="text">
      <style:text-properties style:font-name="Calibri" fo:font-size="9pt" officeooo:rsid="008bab13" style:font-size-asian="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2" style:family="text">
      <style:text-properties fo:color="#808080" loext:opacity="100%" fo:font-weight="bold" officeooo:rsid="009ef0a8" style:letter-kerning="false" style:font-name-asian="Times New Roman" style:font-weight-asian="bold" style:language-complex="ar" style:country-complex="SA"/>
    </style:style>
    <style:style style:name="T14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4" style:family="text">
      <style:text-properties officeooo:rsid="0055bf37"/>
    </style:style>
    <style:style style:name="T1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48737878782" text:style-name="Internet_20_link" text:visited-style-name="Visited_20_Internet_20_Link"><text:span text:style-name="Internet_20_link"><text:span text:style-name="T11">+48737878782</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Sandomierska 18/3, 02-567, Warszawa, Po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
      <text:h text:style-name="P14" text:outline-level="1">WORK EXPERIENCE</text:h>
      <text:p text:style-name="P15"><text:span text:style-name="Dates_20_Char"><text:span text:style-name="T70">0</text:span></text:span><text:span text:style-name="Dates_20_Char"><text:span text:style-name="T71">1</text:span></text:span><text:span text:style-name="Dates_20_Char"><text:span text:style-name="T72">/</text:span></text:span><text:span text:style-name="Dates_20_Char"><text:span text:style-name="T70">202</text:span></text:span><text:span text:style-name="Dates_20_Char"><text:span text:style-name="T71">4</text:span></text:span><text:span text:style-name="Dates_20_Char"><text:span text:style-name="T70"> – </text:span></text:span><text:span text:style-name="Dates_20_Char"><text:span text:style-name="T73">0</text:span></text:span><text:span text:style-name="Dates_20_Char"><text:span text:style-name="T71">9</text:span></text:span><text:span text:style-name="Dates_20_Char"><text:span text:style-name="T72">/</text:span></text:span><text:span text:style-name="Dates_20_Char"><text:span text:style-name="T73">202</text:span></text:span><text:span text:style-name="Dates_20_Char"><text:span text:style-name="T71">4</text:span></text:span><text:span text:style-name="T74"><text:tab/></text:span><text:span text:style-name="Company_20_Char"><text:span text:style-name="T75">Knappschaft</text:span></text:span><text:span text:style-name="Company_20_Char"><text:span text:style-name="T76"> </text:span></text:span><text:span text:style-name="Company_20_Char"><text:span text:style-name="T70">– </text:span></text:span><text:span text:style-name="Company_20_Char"><text:span text:style-name="T75">Bochum</text:span></text:span><text:span text:style-name="Company_20_Char"><text:span text:style-name="T70">, </text:span></text:span><text:span text:style-name="Company_20_Char"><text:span text:style-name="T75">Germany</text:span></text:span></text:p>
      <text:p text:style-name="P16"><text:span text:style-name="T20"><text:tab/></text:span><text:span text:style-name="T77">Lead</text:span><text:span text:style-name="Company_20_Char"><text:span text:style-name="T78"> Software</text:span></text:span><text:span text:style-name="Company_20_Char"><text:span text:style-name="T79"> Engineer – </text:span></text:span><text:span text:style-name="Company_20_Char"><text:span text:style-name="T78">Contract</text:span></text:span><text:span text:style-name="T80"> </text:span></text:p>
      <text:list text:style-name="WWNum1">
        <text:list-item>
          <text:p text:style-name="P17"><text:span text:style-name="Dates_20_Char"><text:span text:style-name="T81">Developing new features and leading the team for the non-profit migrant and low income household supporting application (Java 21, JUnit, Spring Boot 3, Swagger / OpenAPI, Spring Cloud, Sleuth, OpenFeign, RabbitMQ)</text:span></text:span></text:p>
        </text:list-item>
        <text:list-item>
          <text:p text:style-name="P17"><text:span text:style-name="Dates_20_Char"><text:span text:style-name="T81">Adjusting and extending </text:span></text:span><text:span text:style-name="Dates_20_Char"><text:span text:style-name="T82">processes</text:span></text:span><text:span text:style-name="Dates_20_Char"><text:span text:style-name="T81"> and functions </text:span></text:span><text:span text:style-name="Dates_20_Char"><text:span text:style-name="T82">(</text:span></text:span><text:span text:style-name="Dates_20_Char"><text:span text:style-name="T83">AWS EC2, </text:span></text:span><text:span text:style-name="Dates_20_Char"><text:span text:style-name="T82">AWS S3</text:span></text:span><text:span text:style-name="Dates_20_Char"><text:span text:style-name="T81">, </text:span></text:span><text:span text:style-name="Dates_20_Char"><text:span text:style-name="T82">AWS CloudFormation</text:span></text:span><text:span text:style-name="Dates_20_Char"><text:span text:style-name="T81">, </text:span></text:span><text:span text:style-name="Dates_20_Char"><text:span text:style-name="T82">AWS CloudWatch,</text:span></text:span><text:span text:style-name="Dates_20_Char"><text:span text:style-name="T81"> </text:span></text:span><text:span text:style-name="Dates_20_Char"><text:span text:style-name="T82">Ansible, Kubernetes, Jenkins</text:span></text:span><text:span text:style-name="Dates_20_Char"><text:span text:style-name="T81">)</text:span></text:span></text:p>
        </text:list-item>
        <text:list-item>
          <text:p text:style-name="P17"><text:span text:style-name="Dates_20_Char"><text:span text:style-name="T81">Developed a PoC helpdesk AI agent (OpenAI ChatGPT, Meta Llama 3, </text:span></text:span><text:span text:style-name="Dates_20_Char"><text:span text:style-name="T84">OpenAI Whisper v2, </text:span></text:span><text:span text:style-name="Dates_20_Char"><text:span text:style-name="T85">FLUX.1,</text:span></text:span><text:span text:style-name="Dates_20_Char"><text:span text:style-name="T84"> Kling AI, </text:span></text:span><text:span text:style-name="Dates_20_Char"><text:span text:style-name="T81">Spring AI, LangChain, LLM hallucinations, </text:span></text:span><text:span text:style-name="Dates_20_Char"><text:span text:style-name="T86">LlamaI</text:span></text:span><text:span text:style-name="Dates_20_Char"><text:span text:style-name="T87">ndex, </text:span></text:span><text:span text:style-name="Dates_20_Char"><text:span text:style-name="T81">RAG, </text:span></text:span><text:span text:style-name="Dates_20_Char"><text:span text:style-name="T88">generative AI, </text:span></text:span><text:span text:style-name="Dates_20_Char"><text:span text:style-name="T89">LoRA,</text:span></text:span><text:span text:style-name="Dates_20_Char"><text:span text:style-name="T88"> </text:span></text:span><text:span text:style-name="Dates_20_Char"><text:span text:style-name="T81">prompt engineering)</text:span></text:span></text:p>
        </text:list-item>
        <text:list-item>
          <text:p text:style-name="P17"><text:span text:style-name="Dates_20_Char"><text:span text:style-name="T81">Maintaining and improving the existing microservices (Keycloak 17, Spring Security, AWS RDS)</text:span></text:span></text:p>
        </text:list-item>
      </text:list>
      <text:p text:style-name="P15"><text:span text:style-name="Dates_20_Char"><text:span text:style-name="T70"><text:line-break/>0</text:span></text:span><text:span text:style-name="Dates_20_Char"><text:span text:style-name="T90">3</text:span></text:span><text:span text:style-name="Dates_20_Char"><text:span text:style-name="T72">/</text:span></text:span><text:span text:style-name="Dates_20_Char"><text:span text:style-name="T70">202</text:span></text:span><text:span text:style-name="Dates_20_Char"><text:span text:style-name="T91">3</text:span></text:span><text:span text:style-name="Dates_20_Char"><text:span text:style-name="T70"> – </text:span></text:span><text:span text:style-name="Dates_20_Char"><text:span text:style-name="T92">1</text:span></text:span><text:span text:style-name="Dates_20_Char"><text:span text:style-name="T93">2</text:span></text:span><text:span text:style-name="Dates_20_Char"><text:span text:style-name="T92">/2023</text:span></text:span><text:span text:style-name="T74"><text:tab/></text:span><text:span text:style-name="Company_20_Char"><text:span text:style-name="T94">Orange Pol</text:span></text:span><text:span text:style-name="Company_20_Char"><text:span text:style-name="T95">and</text:span></text:span><text:span text:style-name="Company_20_Char"><text:span text:style-name="T94">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18"><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19"><text:span text:style-name="Dates_20_Char"><text:span text:style-name="T97">Working on a sales authentication/authorization system with DevOps support (Java 17, JUnit, Groovy, Spock, Spring Boot, OpenAPI, Spring Cloud, WildFly, Flyway)</text:span></text:span></text:p>
        </text:list-item>
        <text:list-item>
          <text:p text:style-name="P19"><text:span text:style-name="Dates_20_Char"><text:span text:style-name="T97">Adjusting and extending the security mechanisms and 2FA codebase (k8s, OAuth2, Keycloak)</text:span></text:span></text:p>
        </text:list-item>
        <text:list-item>
          <text:p text:style-name="P19"><text:span text:style-name="Dates_20_Char"><text:span text:style-name="T97">Maintaining and improving the existing microservices (OWASP Top 10) </text:span></text:span></text:p>
        </text:list-item>
      </text:list>
      <text:p text:style-name="P20"><text:span text:style-name="Dates_20_Char"/></text:p>
      <text:p text:style-name="P20"><text:span text:style-name="Dates_20_Char"><text:span text:style-name="T70">0</text:span></text:span><text:span text:style-name="Dates_20_Char"><text:span text:style-name="T72">6/</text:span></text:span><text:span text:style-name="Dates_20_Char"><text:span text:style-name="T70">202</text:span></text:span><text:span text:style-name="Dates_20_Char"><text:span text:style-name="T98">2</text:span></text:span><text:span text:style-name="Dates_20_Char"><text:span text:style-name="T70"> – </text:span></text:span><text:span text:style-name="Dates_20_Char"><text:span text:style-name="T73">0</text:span></text:span><text:span text:style-name="Dates_20_Char"><text:span text:style-name="T90">3</text:span></text:span><text:span text:style-name="Dates_20_Char"><text:span text:style-name="T72">/</text:span></text:span><text:span text:style-name="Dates_20_Char"><text:span text:style-name="T73">202</text:span></text:span><text:span text:style-name="Dates_20_Char"><text:span text:style-name="T99">3</text:span></text:span><text:span text:style-name="T74"><text:tab/></text:span><text:span text:style-name="Company_20_Char"><text:span text:style-name="T100">Circle K</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1"><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2"><text:span text:style-name="Dates_20_Char"><text:span text:style-name="T81">Developing new features for the remote fueling application (Java 17, JUnit, Groovy, Spock, Kotlin, Spring Boot, Spring WebFlux, Swagger / OpenAPI, Spring Cloud, Sleuth, OpenFeign)</text:span></text:span></text:p>
        </text:list-item>
        <text:list-item>
          <text:p text:style-name="P22"><text:span text:style-name="Dates_20_Char"><text:span text:style-name="T81">Adjusting and extending pipelines and functions (Azure Kubernetes Service, Azure DevOps, Azure Functions, Azure Event Grid, Azure Event Hubs, Azure Cosmos DB)</text:span></text:span></text:p>
        </text:list-item>
        <text:list-item>
          <text:p text:style-name="P22"><text:span text:style-name="Dates_20_Char"><text:span text:style-name="T81">Collaboratively maintaining and improving the NodeJS based microservices (NodeJS 16, TypeScript, HapiJS)</text:span></text:span></text:p>
        </text:list-item>
        <text:list-item>
          <text:p text:style-name="P22"><text:span text:style-name="Dates_20_Char"><text:span text:style-name="T101">Close and strong cooperation with diverse multinational teams and overcoming outsourcing challenges such as complex bug fixing and missing documentation within available business capabilities</text:span></text:span></text:p>
        </text:list-item>
      </text:list>
      <text:p text:style-name="P23"><text:span text:style-name="Dates_20_Char"/></text:p>
      <text:p text:style-name="P23"><text:span text:style-name="Dates_20_Char"><text:span text:style-name="T70">0</text:span></text:span><text:span text:style-name="Dates_20_Char"><text:span text:style-name="T102">7/</text:span></text:span><text:span text:style-name="Dates_20_Char"><text:span text:style-name="T70">202</text:span></text:span><text:span text:style-name="Dates_20_Char"><text:span text:style-name="T103">1</text:span></text:span><text:span text:style-name="Dates_20_Char"><text:span text:style-name="T70"> – </text:span></text:span><text:span text:style-name="Dates_20_Char"><text:span text:style-name="T73">06/2022</text:span></text:span><text:span text:style-name="T74"><text:tab/></text:span><text:span text:style-name="Company_20_Char"><text:span text:style-name="T104">WorkFusion</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4"><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5"><text:span text:style-name="T105">Using and improving Machine Learning </text:span><text:span text:style-name="T106">algorithms for the core product</text:span><text:span text:style-name="T105"> (Java 8, Groovy, Scala)</text:span></text:p>
        </text:list-item>
        <text:list-item>
          <text:p text:style-name="P25"><text:span text:style-name="T105">Developing Proof of Concepts and working with multiple teams on advanced domain systems implementation, including the security team and vulnerabilities heuristics</text:span><text:span text:style-name="T105"/></text:p>
        </text:list-item>
        <text:list-item>
          <text:p text:style-name="P25"><text:span text:style-name="T105">Decoupling micro services to promote good separation of concerns in order to meet client expectations (Apache Zookeeper, RabbitMQ)</text:span><text:span text:style-name="T105"/></text:p>
        </text:list-item>
        <text:list-item>
          <text:p text:style-name="P25"><text:span text:style-name="T107">Service deployment and orchestration (Docker, Kubernetes, KubeFlow, Camunda BPM, </text:span><text:span text:style-name="T108">J</text:span><text:span text:style-name="T109">B</text:span><text:span text:style-name="T108">oss </text:span><text:span text:style-name="T110">Drools,</text:span><text:span text:style-name="T107"> Spring Boot Microservices, Feign, Keycloak, Apache Mesos, HashiCorp Vault, Marathon, HAProxy, Elastic Search, Kibana, Grafana</text:span><text:span text:style-name="T111">)</text:span></text:p>
        </text:list-item>
      </text:list>
      <text:p text:style-name="P26"><text:span text:style-name="Dates_20_Char"/></text:p>
      <text:p text:style-name="P26"><text:span text:style-name="Dates_20_Char"><text:span text:style-name="T70"/></text:span></text:p>
      <text:p text:style-name="P27"><text:span text:style-name="Dates_20_Char"><text:span text:style-name="T70">05/2020 – </text:span></text:span><text:span text:style-name="Dates_20_Char"><text:span text:style-name="T102">06/2021</text:span></text:span><text:span text:style-name="T74"><text:tab/></text:span><text:span text:style-name="Company_20_Char"><text:span text:style-name="T96">Orange Poland</text:span></text:span><text:span text:style-name="Company_20_Char"><text:span text:style-name="T70"> –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osition"><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p>
      <text:list text:continue-numbering="true" text:style-name="WWNum1">
        <text:list-item>
          <text:p text:style-name="P28"><text:span text:style-name="T112">Coding</text:span><text:span text:style-name="T113"> new features of and tuning the firmware / middleware on embedded systems (Java 7, ReactJS, Google Web Toolkit / GWT, Apache Kafka, Apache Zookeeper)</text:span></text:p>
        </text:list-item>
        <text:list-item>
          <text:p text:style-name="P28"><text:span text:style-name="T113">Involved in IoT / Internet of Things development of smart home entertainment solutions (MongoDB, Spring WebFlux)</text:span><text:span text:style-name="T113"/></text:p>
        </text:list-item>
        <text:list-item>
          <text:p text:style-name="P28"><text:span text:style-name="T113">Motivated help for juniors to grow based on trust and reputation and preparing high level internal training</text:span><text:span text:style-name="T113"/></text:p>
        </text:list-item>
        <text:list-item>
          <text:p text:style-name="P29"><text:bookmark text:name="__DdeLink__255_2247917217 Copy 1"/><text:span text:style-name="T114">Conducting performance analysis and performance tuning in the production environmen</text:span><text:span text:style-name="T115">t</text:span></text:p>
        </text:list-item>
      </text:list>
      <text:p text:style-name="P30"><text:span text:style-name="Dates_20_Char"/></text:p>
      <text:p text:style-name="P26"><text:span text:style-name="Dates_20_Char"><text:span text:style-name="T70">12/2019 – 04/2020</text:span></text:span><text:span text:style-name="T74"><text:tab/></text:span><text:span text:style-name="Company_20_Char"><text:span text:style-name="T70">E.STRADIS GmbH – Augsburg, Germany</text:span></text:span></text:p>
      <text:p text:style-name="Position"><text:span text:style-name="T20"><text:tab/></text:span><text:span text:style-name="Company_20_Char"><text:span text:style-name="T116">Back End</text:span></text:span><text:span text:style-name="Company_20_Char"><text:span text:style-name="T79">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7">follow up on</text:span> the solutions, <text:span text:style-name="T118">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19">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0">08/2019 – 12/2019</text:span></text:span><text:span text:style-name="T74"><text:tab/></text:span><text:span text:style-name="Company_20_Char"><text:span text:style-name="T70">DHL International GmbH – Prague, Czechia</text:span></text:span></text:p>
      <text:p text:style-name="Position"><text:span text:style-name="T20"><text:tab/>Senior </text:span><text:span text:style-name="Company_20_Char"><text:span text:style-name="T79">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21">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6"><text:span text:style-name="Dates_20_Char"><text:span text:style-name="T70"><text:line-break/>04/2019 – 08/2019</text:span></text:span><text:span text:style-name="T74"><text:tab/></text:span><text:span text:style-name="Company_20_Char"><text:span text:style-name="T70">Broadcom Inc. – Prague, Czechia</text:span></text:span></text:p>
      <text:p text:style-name="Position"><text:span text:style-name="T20"><text:tab/>Full Stack</text:span><text:span text:style-name="Company_20_Char"><text:span text:style-name="T79">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0"/></text:span></text:p>
      <text:p text:style-name="P36"><text:span text:style-name="Dates_20_Char"><text:span text:style-name="T70">04/2018 – 04/2019</text:span></text:span><text:span text:style-name="T74"><text:tab/></text:span><text:span text:style-name="Company_20_Char"><text:span text:style-name="T70">A</text:span></text:span><text:span text:style-name="Company_20_Char"><text:span text:style-name="T96">maris</text:span></text:span><text:span text:style-name="Company_20_Char"><text:span text:style-name="T70"> C</text:span></text:span><text:span text:style-name="Company_20_Char"><text:span text:style-name="T96">onsulting</text:span></text:span><text:span text:style-name="Company_20_Char"><text:span text:style-name="T70"> – P</text:span></text:span><text:span text:style-name="Company_20_Char"><text:span text:style-name="T122">rague</text:span></text:span><text:span text:style-name="Company_20_Char"><text:span text:style-name="T70">, C</text:span></text:span><text:span text:style-name="Company_20_Char"><text:span text:style-name="T122">zechia</text:span></text:span></text:p>
      <text:p text:style-name="P37"><text:span text:style-name="Company_20_Char"><text:span text:style-name="T79"><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3">Developing a competitive and user </text:span><text:span text:style-name="T124">s</text:span><text:span text:style-name="T123">upporting system with Artificial Intelligence capabilities</text:span></text:p>
        </text:list-item>
        <text:list-item>
          <text:p text:style-name="P39"><text:span text:style-name="T125">Using the Machine Learning algorithms and data structures / </text:span><text:span text:style-name="T126">design patterns </text:span><text:span text:style-name="T127">e.g. Strategy pattern</text:span><text:span text:style-name="T126"> </text:span><text:span text:style-name="T128">according to</text:span><text:span text:style-name="T126"> the </text:span><text:span text:style-name="T129">proactive </text:span><text:span text:style-name="T126">business analysis</text:span></text:p>
        </text:list-item>
        <text:list-item>
          <text:p text:style-name="P39"><text:span text:style-name="T130">Improving the existing </text:span><text:span text:style-name="T131">system according to the Clean Code best practices and technical </text:span><text:span text:style-name="T132">requirements / performance requirements</text:span></text:p>
        </text:list-item>
        <text:list-item>
          <text:p text:style-name="P39"><text:span text:style-name="T131">Extending and troubleshooting the root cause of the problems of the existing web services </text:span><text:span text:style-name="T132">used by mobile applications</text:span><text:span text:style-name="T131"> </text:span><text:span text:style-name="T133">(</text:span><text:span text:style-name="T132">Microsoft Azure</text:span><text:span text:style-name="T131">)</text:span></text:p>
        </text:list-item>
        <text:list-item>
          <text:p text:style-name="P40"><text:span text:style-name="T134">Developing an automation script for parsing and </text:span><text:span text:style-name="T135">collaborating with</text:span><text:span text:style-name="T134"> banking clients </text:span><text:span text:style-name="T136">for </text:span><text:span text:style-name="T134">data </text:span><text:span text:style-name="T136">migration reasons</text:span><text:span text:style-name="T134"> using </text:span><text:span text:style-name="T136">flexible </text:span><text:span text:style-name="T134">banking specific frameworks (Python 2.7, Murex MX.3, </text:span><text:span text:style-name="T137">OpenHFT, FIX / Financial Information Exchange,</text:span><text:span text:style-name="T134"> Red Hat Enterprise Linux 7)</text:span></text:p>
        </text:list-item>
        <text:list-item>
          <text:p text:style-name="P41"><text:span text:style-name="T131">Familiarity with financial engineering and trading systems </text:span><text:span text:style-name="T138">through consulting services</text:span></text:p>
        </text:list-item>
      </text:list>
      <text:h text:style-name="P42" text:outline-level="1"/>
      <text:h text:style-name="P43" text:outline-level="1">EDUCATION</text:h>
      <text:p text:style-name="P44"><text:span text:style-name="Dates_20_Char"><text:span text:style-name="T139">20</text:span></text:span><text:span text:style-name="Dates_20_Char"><text:span text:style-name="T140">14</text:span></text:span><text:span text:style-name="Dates_20_Char"><text:span text:style-name="T139"> – 20</text:span></text:span><text:span text:style-name="Dates_20_Char"><text:span text:style-name="T140">18</text:span></text:span><text:span text:style-name="T20"><text:tab/></text:span><text:span text:style-name="T141">Warsaw School of Computer Science</text:span></text:p>
      <text:p text:style-name="P45"><text:tab/><text:span text:style-name="T142">Computer Science, Bachelor of Science</text:span><text:span text:style-name="T142"/></text:p>
      <text:p text:style-name="P46"><text:span text:style-name="Dates_20_Char"><text:span text:style-name="T139">20</text:span></text:span><text:span text:style-name="Dates_20_Char"><text:span text:style-name="T143">2</text:span></text:span><text:span text:style-name="Dates_20_Char"><text:span text:style-name="T139">1 – 20</text:span></text:span><text:span text:style-name="Dates_20_Char"><text:span text:style-name="T143">22</text:span></text:span><text:span text:style-name="T20"><text:tab/>Warsaw</text:span><text:span text:style-name="T141"> School of Computer Science</text:span></text:p>
      <text:p text:style-name="P47"><text:tab/><text:span text:style-name="T144">IT Project Management</text:span>, <text:span text:style-name="T145">Postgraduate Studies</text:span></text:p>
      <text:p text:style-name="P48"><text:span text:style-name="Dates_20_Char"><text:span text:style-name="T139">20</text:span></text:span><text:span text:style-name="Dates_20_Char"><text:span text:style-name="T140">23</text:span></text:span><text:span text:style-name="Dates_20_Char"><text:span text:style-name="T139"> – 20</text:span></text:span><text:span text:style-name="Dates_20_Char"><text:span text:style-name="T140">24</text:span></text:span><text:span text:style-name="T20"><text:tab/></text:span><text:span text:style-name="T141">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3-26T12:47:44.905247200</dc:date>
    <meta:editing-cycles>357</meta:editing-cycles>
    <meta:editing-duration>P8DT10H52M51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5" meta:character-count="12164" meta:non-whitespace-character-count="1057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